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204f58" officeooo:paragraph-rsid="00204f58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04f58" officeooo:paragraph-rsid="00204f58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1b643" officeooo:paragraph-rsid="0021b643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:</text:p>
      <text:p text:style-name="P1"/>
      <text:list xml:id="list281762154615001164" text:style-name="L1">
        <text:list-item>
          <text:p text:style-name="P2">Cambiar de color a los mensajes de git::= git config - -global color.ui true</text:p>
        </text:list-item>
        <text:list-item>
          <text:p text:style-name="P2">Ver el listado de nuestras configuraciones::= git config - -global - -list</text:p>
        </text:list-item>
        <text:list-item>
          <text:p text:style-name="P3">Inicializa nuestro proyecto como uno de git::= git init</text:p>
        </text:list-item>
        <text:list-item>
          <text:p text:style-name="P3">Muestra el estado de nuestro proyecto::= git status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6-02-01T23:20:52.169344738</meta:creation-date>
    <meta:generator>LibreOffice/5.0.4.2$Linux_X86_64 LibreOffice_project/00m0$Build-2</meta:generator>
    <dc:date>2016-02-01T23:36:50.368133354</dc:date>
    <dc:creator>Felix </dc:creator>
    <meta:editing-duration>PT9M39S</meta:editing-duration>
    <meta:editing-cycles>2</meta:editing-cycles>
    <meta:document-statistic meta:table-count="0" meta:image-count="0" meta:object-count="0" meta:page-count="1" meta:paragraph-count="6" meta:word-count="49" meta:character-count="275" meta:non-whitespace-character-count="236"/>
  </office:meta>
</office:document-meta>
</file>